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16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0.899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6cm"/>
    </style:style>
    <style:style style:name="co8" style:family="table-column">
      <style:table-column-properties fo:break-before="auto" style:column-width="4.364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2.6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61"/>
    <style:style style:name="ce8" style:family="table-cell" style:parent-style-name="Default" style:data-style-name="N0">
      <style:table-cell-properties fo:wrap-option="wrap"/>
    </style:style>
    <style:style style:name="ce9" style:family="table-cell" style:parent-style-name="Note">
      <style:table-cell-properties fo:wrap-option="wrap"/>
    </style:style>
    <style:style style:name="ce5" style:family="table-cell" style:parent-style-name="Default" style:data-style-name="N2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54" table:default-cell-style-name="ce1"/>
        <table:table-column table:style-name="co4" table:number-columns-repeated="960" table:default-cell-style-name="Default"/>
        <table:table-row table:style-name="ro1">
          <table:table-cell table:style-name="ce2" office:value-type="string" calcext:value-type="string">
            <text:p>Input Parameters</text:p>
          </table:table-cell>
          <table:table-cell table:number-columns-repeated="8"/>
          <table:table-cell table:style-name="ce2" office:value-type="string" calcext:value-type="string">
            <text:p>Power &amp; Effici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Mi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Power Output(W)</text:p>
          </table:table-cell>
          <table:table-cell table:style-name="ce3" table:formula="of:=[.B6]*[.B8]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Nominal 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VinMax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arget Efficiency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utBoost</text:p>
          </table:table-cell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170v is Ignition Voltage of IN12 Nixie Tube</text:p>
          </table:table-cell>
          <table:table-cell table:number-columns-repeated="6"/>
          <table:table-cell office:value-type="string" calcext:value-type="string">
            <text:p>Input Power</text:p>
          </table:table-cell>
          <table:table-cell table:style-name="ce3" table:formula="of:=[.K2]/0.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Input Current(A) Vmin</text:p>
          </table:table-cell>
          <table:table-cell table:style-name="ce5" table:formula="of:=[.K5]/[.B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-12 Digit Current</text:p>
          </table:table-cell>
          <table:table-cell table:style-name="ce3" office:value-type="float" office:value="0.0025" calcext:value-type="float">
            <text:p>2.50E-03</text:p>
          </table:table-cell>
          <table:table-cell table:style-name="ce9" office:value-type="string" calcext:value-type="string">
            <text:p>Current per lit digit</text:p>
          </table:table-cell>
          <table:table-cell table:number-columns-repeated="7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IN-12 Comma Current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9" office:value-type="string" calcext:value-type="string">
            <text:p>Current per lit comma</text:p>
          </table:table-cell>
          <table:table-cell table:number-columns-repeated="6"/>
          <table:table-cell office:value-type="string" calcext:value-type="string">
            <text:p>Input Current(A) Vmax</text:p>
          </table:table-cell>
          <table:table-cell table:style-name="ce5" table:formula="of:=[.K5]/[.B4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mber of Tube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Current Min</text:p>
          </table:table-cell>
          <table:table-cell table:formula="of:=([.B7]+[.B8])*4" office:value-type="float" office:value="0.0112" calcext:value-type="float">
            <text:p>0.0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Current Design Max</text:p>
          </table:table-cell>
          <table:table-cell office:value-type="float" office:value="0.015" calcext:value-type="float">
            <text:p>0.0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uty Cycle and Inductor Calcul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ty Cycle CCM</text:p>
          </table:table-cell>
          <table:table-cell table:formula="of:=1-(VIN/VOUT)" office:value-type="float" office:value="0.972222222222222" calcext:value-type="float">
            <text:p>0.972222222222222</text:p>
          </table:table-cell>
          <table:table-cell table:style-name="ce9" office:value-type="string" calcext:value-type="string">
            <text:p>It is clear that duty cycle in CCM mode is not achievable. CCM mode is not really suitable anyway since boost in CCM needs a minimum load and we’re going to use PWM dimming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ctance Vs. Fsw" table:style-name="ta2">
        <table:shapes>
          <draw:frame draw:z-index="0" draw:style-name="gr1" draw:text-style-name="P1" svg:width="31.239cm" svg:height="17.574cm" svg:x="24.267cm" svg:y="1.329cm">
            <draw:object draw:notify-on-update-of-ranges="'Inductance Vs. Fsw'.B3:'Inductance Vs. Fsw'.B3 'Inductance Vs. Fsw'.B4:'Inductance Vs. Fsw'.B49 'Inductance Vs. Fsw'.C3:'Inductance Vs. Fsw'.C3 'Inductance Vs. Fsw'.C4:'Inductance Vs. Fsw'.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number-columns-repeated="8"/>
        </table:table-row>
        <table:table-row table:style-name="ro3">
          <table:table-cell/>
          <table:table-cell table:style-name="Heading_20_1" office:value-type="string" calcext:value-type="string">
            <text:p>Minimum Inductance for CCM Mode</text:p>
          </table:table-cell>
          <table:table-cell table:number-columns-repeated="4"/>
          <table:table-cell office:value-type="string" calcext:value-type="string">
            <text:p>Inductor Scaling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3" office:value-type="string" calcext:value-type="string">
            <text:p>Switching Frequency</text:p>
          </table:table-cell>
          <table:table-cell table:style-name="ce13" office:value-type="string" calcext:value-type="string">
            <text:p>Minimum Inductance</text:p>
          </table:table-cell>
          <table:table-cell table:style-name="ce13" office:value-type="string" calcext:value-type="string">
            <text:p>Scaled Inductance</text:p>
          </table:table-cell>
          <table:table-cell table:style-name="ce13" office:value-type="string" calcext:value-type="string">
            <text:p>E24 Inductor</text:p>
          </table:table-cell>
          <table:table-cell table:style-name="ce13" office:value-type="string" calcext:value-type="string">
            <text:p>Duty DCM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style-name="ce14" table:formula="of:=((VIN)/(2*IOUT*[.B4]))*DutyCCM*(1-DutyCCM)" office:value-type="float" office:value="0.0000900205761316873" calcext:value-type="float">
            <text:p>90.02E-06</text:p>
          </table:table-cell>
          <table:table-cell table:style-name="ce14" table:formula="of:=[.C4]*[.$H$2]" office:value-type="float" office:value="0.0000450102880658436" calcext:value-type="float">
            <text:p>45.01E-06</text:p>
          </table:table-cell>
          <table:table-cell table:style-name="ce14" table:formula="of:=(10^INT(LOG10([.D4])))*CHOOSE(ROUND(MOD(LOG10([.D4]);1)*24;0)+1;1;1.1;1.2;1.3;1.5;1.6;1.8;2;2.2;2.4;2.7;3;3.3;3.6;3.9;4.3;4.7;5.1;5.6;6.2;6.8;7.5;8.2;9.1;10)" office:value-type="float" office:value="0.000047" calcext:value-type="float">
            <text:p>47.00E-06</text:p>
          </table:table-cell>
          <table:table-cell table:formula="of:=(1/VIN)*SQRT((2*[.E4]*(VOUT-VIN)*IOUT*[.B4]))" office:value-type="float" office:value="0.702495551587339" calcext:value-type="float">
            <text:p>0.702495551587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style-name="ce14" table:formula="of:=((VIN)/(2*IOUT*[.B5]))*DutyCCM*(1-DutyCCM)" office:value-type="float" office:value="0.0000750171467764061" calcext:value-type="float">
            <text:p>75.02E-06</text:p>
          </table:table-cell>
          <table:table-cell table:style-name="ce14" table:formula="of:=[.C5]*[.$H$2]" office:value-type="float" office:value="0.000037508573388203" calcext:value-type="float">
            <text:p>37.51E-06</text:p>
          </table:table-cell>
          <table:table-cell table:style-name="ce14" table:formula="of:=(10^INT(LOG10([.D5])))*CHOOSE(ROUND(MOD(LOG10([.D5]);1)*24;0)+1;1;1.1;1.2;1.3;1.5;1.6;1.8;2;2.2;2.4;2.7;3;3.3;3.6;3.9;4.3;4.7;5.1;5.6;6.2;6.8;7.5;8.2;9.1;10)" office:value-type="float" office:value="0.000039" calcext:value-type="float">
            <text:p>39.00E-06</text:p>
          </table:table-cell>
          <table:table-cell table:formula="of:=(1/VIN)*SQRT((2*[.E5]*(VOUT-VIN)*IOUT*[.B5]))" office:value-type="float" office:value="0.700999286732875" calcext:value-type="float">
            <text:p>0.700999286732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table:style-name="ce14" table:formula="of:=((VIN)/(2*IOUT*[.B6]))*DutyCCM*(1-DutyCCM)" office:value-type="float" office:value="0.0000643004115226338" calcext:value-type="float">
            <text:p>64.30E-06</text:p>
          </table:table-cell>
          <table:table-cell table:style-name="ce14" table:formula="of:=[.C6]*[.$H$2]" office:value-type="float" office:value="0.0000321502057613169" calcext:value-type="float">
            <text:p>32.15E-06</text:p>
          </table:table-cell>
          <table:table-cell table:style-name="ce14" table:formula="of:=(10^INT(LOG10([.D6])))*CHOOSE(ROUND(MOD(LOG10([.D6]);1)*24;0)+1;1;1.1;1.2;1.3;1.5;1.6;1.8;2;2.2;2.4;2.7;3;3.3;3.6;3.9;4.3;4.7;5.1;5.6;6.2;6.8;7.5;8.2;9.1;10)" office:value-type="float" office:value="0.000033" calcext:value-type="float">
            <text:p>33.00E-06</text:p>
          </table:table-cell>
          <table:table-cell table:formula="of:=(1/VIN)*SQRT((2*[.E6]*(VOUT-VIN)*IOUT*[.B6]))" office:value-type="float" office:value="0.696491205974634" calcext:value-type="float">
            <text:p>0.6964912059746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style-name="ce14" table:formula="of:=((VIN)/(2*IOUT*[.B7]))*DutyCCM*(1-DutyCCM)" office:value-type="float" office:value="0.0000562628600823045" calcext:value-type="float">
            <text:p>56.26E-06</text:p>
          </table:table-cell>
          <table:table-cell table:style-name="ce14" table:formula="of:=[.C7]*[.$H$2]" office:value-type="float" office:value="0.0000281314300411523" calcext:value-type="float">
            <text:p>28.13E-06</text:p>
          </table:table-cell>
          <table:table-cell table:style-name="ce14" table:formula="of:=(10^INT(LOG10([.D7])))*CHOOSE(ROUND(MOD(LOG10([.D7]);1)*24;0)+1;1;1.1;1.2;1.3;1.5;1.6;1.8;2;2.2;2.4;2.7;3;3.3;3.6;3.9;4.3;4.7;5.1;5.6;6.2;6.8;7.5;8.2;9.1;10)" office:value-type="float" office:value="0.00003" calcext:value-type="float">
            <text:p>30.00E-06</text:p>
          </table:table-cell>
          <table:table-cell table:formula="of:=(1/VIN)*SQRT((2*[.E7]*(VOUT-VIN)*IOUT*[.B7]))" office:value-type="float" office:value="0.709929573971954" calcext:value-type="float">
            <text:p>0.7099295739719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table:style-name="ce14" table:formula="of:=((VIN)/(2*IOUT*[.B8]))*DutyCCM*(1-DutyCCM)" office:value-type="float" office:value="0.0000500114311842707" calcext:value-type="float">
            <text:p>50.01E-06</text:p>
          </table:table-cell>
          <table:table-cell table:style-name="ce14" table:formula="of:=[.C8]*[.$H$2]" office:value-type="float" office:value="0.0000250057155921354" calcext:value-type="float">
            <text:p>25.01E-06</text:p>
          </table:table-cell>
          <table:table-cell table:style-name="ce14" table:formula="of:=(10^INT(LOG10([.D8])))*CHOOSE(ROUND(MOD(LOG10([.D8]);1)*24;0)+1;1;1.1;1.2;1.3;1.5;1.6;1.8;2;2.2;2.4;2.7;3;3.3;3.6;3.9;4.3;4.7;5.1;5.6;6.2;6.8;7.5;8.2;9.1;10)" office:value-type="float" office:value="0.000027" calcext:value-type="float">
            <text:p>27.00E-06</text:p>
          </table:table-cell>
          <table:table-cell table:formula="of:=(1/VIN)*SQRT((2*[.E8]*(VOUT-VIN)*IOUT*[.B8]))" office:value-type="float" office:value="0.71435285398744" calcext:value-type="float">
            <text:p>0.714352853987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style-name="ce14" table:formula="of:=((VIN)/(2*IOUT*[.B9]))*DutyCCM*(1-DutyCCM)" office:value-type="float" office:value="0.0000450102880658436" calcext:value-type="float">
            <text:p>45.01E-06</text:p>
          </table:table-cell>
          <table:table-cell table:style-name="ce14" table:formula="of:=[.C9]*[.$H$2]" office:value-type="float" office:value="0.0000225051440329218" calcext:value-type="float">
            <text:p>22.51E-06</text:p>
          </table:table-cell>
          <table:table-cell table:style-name="ce14" table:formula="of:=(10^INT(LOG10([.D9])))*CHOOSE(ROUND(MOD(LOG10([.D9]);1)*24;0)+1;1;1.1;1.2;1.3;1.5;1.6;1.8;2;2.2;2.4;2.7;3;3.3;3.6;3.9;4.3;4.7;5.1;5.6;6.2;6.8;7.5;8.2;9.1;10)" office:value-type="float" office:value="0.000022" calcext:value-type="float">
            <text:p>22.00E-06</text:p>
          </table:table-cell>
          <table:table-cell table:formula="of:=(1/VIN)*SQRT((2*[.E9]*(VOUT-VIN)*IOUT*[.B9]))" office:value-type="float" office:value="0.679705818718657" calcext:value-type="float">
            <text:p>0.6797058187186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000" calcext:value-type="float">
            <text:p>110000</text:p>
          </table:table-cell>
          <table:table-cell table:style-name="ce14" table:formula="of:=((VIN)/(2*IOUT*[.B10]))*DutyCCM*(1-DutyCCM)" office:value-type="float" office:value="0.0000409184436962215" calcext:value-type="float">
            <text:p>40.92E-06</text:p>
          </table:table-cell>
          <table:table-cell table:style-name="ce14" table:formula="of:=[.C10]*[.$H$2]" office:value-type="float" office:value="0.0000204592218481107" calcext:value-type="float">
            <text:p>20.46E-06</text:p>
          </table:table-cell>
          <table:table-cell table:style-name="ce14" table:formula="of:=(10^INT(LOG10([.D10])))*CHOOSE(ROUND(MOD(LOG10([.D10]);1)*24;0)+1;1;1.1;1.2;1.3;1.5;1.6;1.8;2;2.2;2.4;2.7;3;3.3;3.6;3.9;4.3;4.7;5.1;5.6;6.2;6.8;7.5;8.2;9.1;10)" office:value-type="float" office:value="0.00002" calcext:value-type="float">
            <text:p>20.00E-06</text:p>
          </table:table-cell>
          <table:table-cell table:formula="of:=(1/VIN)*SQRT((2*[.E10]*(VOUT-VIN)*IOUT*[.B10]))" office:value-type="float" office:value="0.679705818718657" calcext:value-type="float">
            <text:p>0.6797058187186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table:style-name="ce14" table:formula="of:=((VIN)/(2*IOUT*[.B11]))*DutyCCM*(1-DutyCCM)" office:value-type="float" office:value="0.000037508573388203" calcext:value-type="float">
            <text:p>37.51E-06</text:p>
          </table:table-cell>
          <table:table-cell table:style-name="ce14" table:formula="of:=[.C11]*[.$H$2]" office:value-type="float" office:value="0.0000187542866941015" calcext:value-type="float">
            <text:p>18.75E-06</text:p>
          </table:table-cell>
          <table:table-cell table:style-name="ce14" table:formula="of:=(10^INT(LOG10([.D11])))*CHOOSE(ROUND(MOD(LOG10([.D11]);1)*24;0)+1;1;1.1;1.2;1.3;1.5;1.6;1.8;2;2.2;2.4;2.7;3;3.3;3.6;3.9;4.3;4.7;5.1;5.6;6.2;6.8;7.5;8.2;9.1;10)" office:value-type="float" office:value="0.00002" calcext:value-type="float">
            <text:p>20.00E-06</text:p>
          </table:table-cell>
          <table:table-cell table:formula="of:=(1/VIN)*SQRT((2*[.E11]*(VOUT-VIN)*IOUT*[.B11]))" office:value-type="float" office:value="0.709929573971954" calcext:value-type="float">
            <text:p>0.7099295739719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table:style-name="ce14" table:formula="of:=((VIN)/(2*IOUT*[.B12]))*DutyCCM*(1-DutyCCM)" office:value-type="float" office:value="0.0000346232985121874" calcext:value-type="float">
            <text:p>34.62E-06</text:p>
          </table:table-cell>
          <table:table-cell table:style-name="ce14" table:formula="of:=[.C12]*[.$H$2]" office:value-type="float" office:value="0.0000173116492560937" calcext:value-type="float">
            <text:p>17.31E-06</text:p>
          </table:table-cell>
          <table:table-cell table:style-name="ce14" table:formula="of:=(10^INT(LOG10([.D12])))*CHOOSE(ROUND(MOD(LOG10([.D12]);1)*24;0)+1;1;1.1;1.2;1.3;1.5;1.6;1.8;2;2.2;2.4;2.7;3;3.3;3.6;3.9;4.3;4.7;5.1;5.6;6.2;6.8;7.5;8.2;9.1;10)" office:value-type="float" office:value="0.000018" calcext:value-type="float">
            <text:p>18.00E-06</text:p>
          </table:table-cell>
          <table:table-cell table:formula="of:=(1/VIN)*SQRT((2*[.E12]*(VOUT-VIN)*IOUT*[.B12]))" office:value-type="float" office:value="0.700999286732875" calcext:value-type="float">
            <text:p>0.700999286732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000" calcext:value-type="float">
            <text:p>140000</text:p>
          </table:table-cell>
          <table:table-cell table:style-name="ce14" table:formula="of:=((VIN)/(2*IOUT*[.B13]))*DutyCCM*(1-DutyCCM)" office:value-type="float" office:value="0.0000321502057613169" calcext:value-type="float">
            <text:p>32.15E-06</text:p>
          </table:table-cell>
          <table:table-cell table:style-name="ce14" table:formula="of:=[.C13]*[.$H$2]" office:value-type="float" office:value="0.0000160751028806584" calcext:value-type="float">
            <text:p>16.08E-06</text:p>
          </table:table-cell>
          <table:table-cell table:style-name="ce14" table:formula="of:=(10^INT(LOG10([.D13])))*CHOOSE(ROUND(MOD(LOG10([.D13]);1)*24;0)+1;1;1.1;1.2;1.3;1.5;1.6;1.8;2;2.2;2.4;2.7;3;3.3;3.6;3.9;4.3;4.7;5.1;5.6;6.2;6.8;7.5;8.2;9.1;10)" office:value-type="float" office:value="0.000016" calcext:value-type="float">
            <text:p>16.00E-06</text:p>
          </table:table-cell>
          <table:table-cell table:formula="of:=(1/VIN)*SQRT((2*[.E13]*(VOUT-VIN)*IOUT*[.B13]))" office:value-type="float" office:value="0.68585712797929" calcext:value-type="float">
            <text:p>0.685857127979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table:style-name="ce14" table:formula="of:=((VIN)/(2*IOUT*[.B14]))*DutyCCM*(1-DutyCCM)" office:value-type="float" office:value="0.0000300068587105624" calcext:value-type="float">
            <text:p>30.01E-06</text:p>
          </table:table-cell>
          <table:table-cell table:style-name="ce14" table:formula="of:=[.C14]*[.$H$2]" office:value-type="float" office:value="0.0000150034293552812" calcext:value-type="float">
            <text:p>15.00E-06</text:p>
          </table:table-cell>
          <table:table-cell table:style-name="ce14" table:formula="of:=(10^INT(LOG10([.D14])))*CHOOSE(ROUND(MOD(LOG10([.D14]);1)*24;0)+1;1;1.1;1.2;1.3;1.5;1.6;1.8;2;2.2;2.4;2.7;3;3.3;3.6;3.9;4.3;4.7;5.1;5.6;6.2;6.8;7.5;8.2;9.1;10)" office:value-type="float" office:value="0.000015" calcext:value-type="float">
            <text:p>15.00E-06</text:p>
          </table:table-cell>
          <table:table-cell table:formula="of:=(1/VIN)*SQRT((2*[.E14]*(VOUT-VIN)*IOUT*[.B14]))" office:value-type="float" office:value="0.687386354243376" calcext:value-type="float">
            <text:p>0.687386354243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table:style-name="ce14" table:formula="of:=((VIN)/(2*IOUT*[.B15]))*DutyCCM*(1-DutyCCM)" office:value-type="float" office:value="0.0000281314300411523" calcext:value-type="float">
            <text:p>28.13E-06</text:p>
          </table:table-cell>
          <table:table-cell table:style-name="ce14" table:formula="of:=[.C15]*[.$H$2]" office:value-type="float" office:value="0.0000140657150205761" calcext:value-type="float">
            <text:p>14.07E-06</text:p>
          </table:table-cell>
          <table:table-cell table:style-name="ce14" table:formula="of:=(10^INT(LOG10([.D15])))*CHOOSE(ROUND(MOD(LOG10([.D15]);1)*24;0)+1;1;1.1;1.2;1.3;1.5;1.6;1.8;2;2.2;2.4;2.7;3;3.3;3.6;3.9;4.3;4.7;5.1;5.6;6.2;6.8;7.5;8.2;9.1;10)" office:value-type="float" office:value="0.000015" calcext:value-type="float">
            <text:p>15.00E-06</text:p>
          </table:table-cell>
          <table:table-cell table:formula="of:=(1/VIN)*SQRT((2*[.E15]*(VOUT-VIN)*IOUT*[.B15]))" office:value-type="float" office:value="0.709929573971954" calcext:value-type="float">
            <text:p>0.7099295739719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000" calcext:value-type="float">
            <text:p>170000</text:p>
          </table:table-cell>
          <table:table-cell table:style-name="ce14" table:formula="of:=((VIN)/(2*IOUT*[.B16]))*DutyCCM*(1-DutyCCM)" office:value-type="float" office:value="0.0000264766400387315" calcext:value-type="float">
            <text:p>26.48E-06</text:p>
          </table:table-cell>
          <table:table-cell table:style-name="ce14" table:formula="of:=[.C16]*[.$H$2]" office:value-type="float" office:value="0.0000132383200193658" calcext:value-type="float">
            <text:p>13.24E-06</text:p>
          </table:table-cell>
          <table:table-cell table:style-name="ce14" table:formula="of:=(10^INT(LOG10([.D16])))*CHOOSE(ROUND(MOD(LOG10([.D16]);1)*24;0)+1;1;1.1;1.2;1.3;1.5;1.6;1.8;2;2.2;2.4;2.7;3;3.3;3.6;3.9;4.3;4.7;5.1;5.6;6.2;6.8;7.5;8.2;9.1;10)" office:value-type="float" office:value="0.000013" calcext:value-type="float">
            <text:p>13.00E-06</text:p>
          </table:table-cell>
          <table:table-cell table:formula="of:=(1/VIN)*SQRT((2*[.E16]*(VOUT-VIN)*IOUT*[.B16]))" office:value-type="float" office:value="0.681248853210044" calcext:value-type="float">
            <text:p>0.6812488532100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000" calcext:value-type="float">
            <text:p>180000</text:p>
          </table:table-cell>
          <table:table-cell table:style-name="ce14" table:formula="of:=((VIN)/(2*IOUT*[.B17]))*DutyCCM*(1-DutyCCM)" office:value-type="float" office:value="0.0000250057155921354" calcext:value-type="float">
            <text:p>25.01E-06</text:p>
          </table:table-cell>
          <table:table-cell table:style-name="ce14" table:formula="of:=[.C17]*[.$H$2]" office:value-type="float" office:value="0.0000125028577960677" calcext:value-type="float">
            <text:p>12.50E-06</text:p>
          </table:table-cell>
          <table:table-cell table:style-name="ce14" table:formula="of:=(10^INT(LOG10([.D17])))*CHOOSE(ROUND(MOD(LOG10([.D17]);1)*24;0)+1;1;1.1;1.2;1.3;1.5;1.6;1.8;2;2.2;2.4;2.7;3;3.3;3.6;3.9;4.3;4.7;5.1;5.6;6.2;6.8;7.5;8.2;9.1;10)" office:value-type="float" office:value="0.000012" calcext:value-type="float">
            <text:p>12.00E-06</text:p>
          </table:table-cell>
          <table:table-cell table:formula="of:=(1/VIN)*SQRT((2*[.E17]*(VOUT-VIN)*IOUT*[.B17]))" office:value-type="float" office:value="0.67349832961931" calcext:value-type="float">
            <text:p>0.673498329619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000" calcext:value-type="float">
            <text:p>190000</text:p>
          </table:table-cell>
          <table:table-cell table:style-name="ce14" table:formula="of:=((VIN)/(2*IOUT*[.B18]))*DutyCCM*(1-DutyCCM)" office:value-type="float" office:value="0.0000236896252978124" calcext:value-type="float">
            <text:p>23.69E-06</text:p>
          </table:table-cell>
          <table:table-cell table:style-name="ce14" table:formula="of:=[.C18]*[.$H$2]" office:value-type="float" office:value="0.0000118448126489062" calcext:value-type="float">
            <text:p>11.84E-06</text:p>
          </table:table-cell>
          <table:table-cell table:style-name="ce14" table:formula="of:=(10^INT(LOG10([.D18])))*CHOOSE(ROUND(MOD(LOG10([.D18]);1)*24;0)+1;1;1.1;1.2;1.3;1.5;1.6;1.8;2;2.2;2.4;2.7;3;3.3;3.6;3.9;4.3;4.7;5.1;5.6;6.2;6.8;7.5;8.2;9.1;10)" office:value-type="float" office:value="0.000012" calcext:value-type="float">
            <text:p>12.00E-06</text:p>
          </table:table-cell>
          <table:table-cell table:formula="of:=(1/VIN)*SQRT((2*[.E18]*(VOUT-VIN)*IOUT*[.B18]))" office:value-type="float" office:value="0.691953755680248" calcext:value-type="float">
            <text:p>0.6919537556802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style-name="ce14" table:formula="of:=((VIN)/(2*IOUT*[.B19]))*DutyCCM*(1-DutyCCM)" office:value-type="float" office:value="0.0000225051440329218" calcext:value-type="float">
            <text:p>22.51E-06</text:p>
          </table:table-cell>
          <table:table-cell table:style-name="ce14" table:formula="of:=[.C19]*[.$H$2]" office:value-type="float" office:value="0.0000112525720164609" calcext:value-type="float">
            <text:p>11.25E-06</text:p>
          </table:table-cell>
          <table:table-cell table:style-name="ce14" table:formula="of:=(10^INT(LOG10([.D19])))*CHOOSE(ROUND(MOD(LOG10([.D19]);1)*24;0)+1;1;1.1;1.2;1.3;1.5;1.6;1.8;2;2.2;2.4;2.7;3;3.3;3.6;3.9;4.3;4.7;5.1;5.6;6.2;6.8;7.5;8.2;9.1;10)" office:value-type="float" office:value="0.000011" calcext:value-type="float">
            <text:p>11.00E-06</text:p>
          </table:table-cell>
          <table:table-cell table:formula="of:=(1/VIN)*SQRT((2*[.E19]*(VOUT-VIN)*IOUT*[.B19]))" office:value-type="float" office:value="0.679705818718657" calcext:value-type="float">
            <text:p>0.6797058187186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000" calcext:value-type="float">
            <text:p>210000</text:p>
          </table:table-cell>
          <table:table-cell table:style-name="ce14" table:formula="of:=((VIN)/(2*IOUT*[.B20]))*DutyCCM*(1-DutyCCM)" office:value-type="float" office:value="0.0000214334705075446" calcext:value-type="float">
            <text:p>21.43E-06</text:p>
          </table:table-cell>
          <table:table-cell table:style-name="ce14" table:formula="of:=[.C20]*[.$H$2]" office:value-type="float" office:value="0.0000107167352537723" calcext:value-type="float">
            <text:p>10.72E-06</text:p>
          </table:table-cell>
          <table:table-cell table:style-name="ce14" table:formula="of:=(10^INT(LOG10([.D20])))*CHOOSE(ROUND(MOD(LOG10([.D20]);1)*24;0)+1;1;1.1;1.2;1.3;1.5;1.6;1.8;2;2.2;2.4;2.7;3;3.3;3.6;3.9;4.3;4.7;5.1;5.6;6.2;6.8;7.5;8.2;9.1;10)" office:value-type="float" office:value="0.000011" calcext:value-type="float">
            <text:p>11.00E-06</text:p>
          </table:table-cell>
          <table:table-cell table:formula="of:=(1/VIN)*SQRT((2*[.E20]*(VOUT-VIN)*IOUT*[.B20]))" office:value-type="float" office:value="0.696491205974634" calcext:value-type="float">
            <text:p>0.6964912059746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000" calcext:value-type="float">
            <text:p>220000</text:p>
          </table:table-cell>
          <table:table-cell table:style-name="ce14" table:formula="of:=((VIN)/(2*IOUT*[.B21]))*DutyCCM*(1-DutyCCM)" office:value-type="float" office:value="0.0000204592218481107" calcext:value-type="float">
            <text:p>20.46E-06</text:p>
          </table:table-cell>
          <table:table-cell table:style-name="ce14" table:formula="of:=[.C21]*[.$H$2]" office:value-type="float" office:value="0.0000102296109240554" calcext:value-type="float">
            <text:p>10.23E-06</text:p>
          </table:table-cell>
          <table:table-cell table:style-name="ce14" table:formula="of:=(10^INT(LOG10([.D21])))*CHOOSE(ROUND(MOD(LOG10([.D21]);1)*24;0)+1;1;1.1;1.2;1.3;1.5;1.6;1.8;2;2.2;2.4;2.7;3;3.3;3.6;3.9;4.3;4.7;5.1;5.6;6.2;6.8;7.5;8.2;9.1;10)" office:value-type="float" office:value="0.00001" calcext:value-type="float">
            <text:p>10.00E-06</text:p>
          </table:table-cell>
          <table:table-cell table:formula="of:=(1/VIN)*SQRT((2*[.E21]*(VOUT-VIN)*IOUT*[.B21]))" office:value-type="float" office:value="0.679705818718657" calcext:value-type="float">
            <text:p>0.6797058187186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000" calcext:value-type="float">
            <text:p>230000</text:p>
          </table:table-cell>
          <table:table-cell table:style-name="ce14" table:formula="of:=((VIN)/(2*IOUT*[.B22]))*DutyCCM*(1-DutyCCM)" office:value-type="float" office:value="0.0000195696904634103" calcext:value-type="float">
            <text:p>19.57E-06</text:p>
          </table:table-cell>
          <table:table-cell table:style-name="ce14" table:formula="of:=[.C22]*[.$H$2]" office:value-type="float" office:value="0.00000978484523170514" calcext:value-type="float">
            <text:p>9.78E-06</text:p>
          </table:table-cell>
          <table:table-cell table:style-name="ce14" table:formula="of:=(10^INT(LOG10([.D22])))*CHOOSE(ROUND(MOD(LOG10([.D22]);1)*24;0)+1;1;1.1;1.2;1.3;1.5;1.6;1.8;2;2.2;2.4;2.7;3;3.3;3.6;3.9;4.3;4.7;5.1;5.6;6.2;6.8;7.5;8.2;9.1;10)" office:value-type="float" office:value="0.00001" calcext:value-type="float">
            <text:p>10.00E-06</text:p>
          </table:table-cell>
          <table:table-cell table:formula="of:=(1/VIN)*SQRT((2*[.E22]*(VOUT-VIN)*IOUT*[.B22]))" office:value-type="float" office:value="0.694982014155762" calcext:value-type="float">
            <text:p>0.694982014155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table:style-name="ce14" table:formula="of:=((VIN)/(2*IOUT*[.B23]))*DutyCCM*(1-DutyCCM)" office:value-type="float" office:value="0.0000187542866941015" calcext:value-type="float">
            <text:p>18.75E-06</text:p>
          </table:table-cell>
          <table:table-cell table:style-name="ce14" table:formula="of:=[.C23]*[.$H$2]" office:value-type="float" office:value="0.00000937714334705076" calcext:value-type="float">
            <text:p>9.38E-06</text:p>
          </table:table-cell>
          <table:table-cell table:style-name="ce14" table:formula="of:=(10^INT(LOG10([.D23])))*CHOOSE(ROUND(MOD(LOG10([.D23]);1)*24;0)+1;1;1.1;1.2;1.3;1.5;1.6;1.8;2;2.2;2.4;2.7;3;3.3;3.6;3.9;4.3;4.7;5.1;5.6;6.2;6.8;7.5;8.2;9.1;10)" office:value-type="float" office:value="0.0000091" calcext:value-type="float">
            <text:p>9.10E-06</text:p>
          </table:table-cell>
          <table:table-cell table:formula="of:=(1/VIN)*SQRT((2*[.E23]*(VOUT-VIN)*IOUT*[.B23]))" office:value-type="float" office:value="0.677229650857078" calcext:value-type="float">
            <text:p>0.677229650857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00" calcext:value-type="float">
            <text:p>250000</text:p>
          </table:table-cell>
          <table:table-cell table:style-name="ce14" table:formula="of:=((VIN)/(2*IOUT*[.B24]))*DutyCCM*(1-DutyCCM)" office:value-type="float" office:value="0.0000180041152263375" calcext:value-type="float">
            <text:p>18.00E-06</text:p>
          </table:table-cell>
          <table:table-cell table:style-name="ce14" table:formula="of:=[.C24]*[.$H$2]" office:value-type="float" office:value="0.00000900205761316873" calcext:value-type="float">
            <text:p>9.00E-06</text:p>
          </table:table-cell>
          <table:table-cell table:style-name="ce14" table:formula="of:=(10^INT(LOG10([.D24])))*CHOOSE(ROUND(MOD(LOG10([.D24]);1)*24;0)+1;1;1.1;1.2;1.3;1.5;1.6;1.8;2;2.2;2.4;2.7;3;3.3;3.6;3.9;4.3;4.7;5.1;5.6;6.2;6.8;7.5;8.2;9.1;10)" office:value-type="float" office:value="0.0000091" calcext:value-type="float">
            <text:p>9.10E-06</text:p>
          </table:table-cell>
          <table:table-cell table:formula="of:=(1/VIN)*SQRT((2*[.E24]*(VOUT-VIN)*IOUT*[.B24]))" office:value-type="float" office:value="0.691194618034603" calcext:value-type="float">
            <text:p>0.6911946180346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000" calcext:value-type="float">
            <text:p>260000</text:p>
          </table:table-cell>
          <table:table-cell table:style-name="ce14" table:formula="of:=((VIN)/(2*IOUT*[.B25]))*DutyCCM*(1-DutyCCM)" office:value-type="float" office:value="0.0000173116492560937" calcext:value-type="float">
            <text:p>17.31E-06</text:p>
          </table:table-cell>
          <table:table-cell table:style-name="ce14" table:formula="of:=[.C25]*[.$H$2]" office:value-type="float" office:value="0.00000865582462804685" calcext:value-type="float">
            <text:p>8.66E-06</text:p>
          </table:table-cell>
          <table:table-cell table:style-name="ce14" table:formula="of:=(10^INT(LOG10([.D25])))*CHOOSE(ROUND(MOD(LOG10([.D25]);1)*24;0)+1;1;1.1;1.2;1.3;1.5;1.6;1.8;2;2.2;2.4;2.7;3;3.3;3.6;3.9;4.3;4.7;5.1;5.6;6.2;6.8;7.5;8.2;9.1;10)" office:value-type="float" office:value="0.0000082" calcext:value-type="float">
            <text:p>8.20E-06</text:p>
          </table:table-cell>
          <table:table-cell table:formula="of:=(1/VIN)*SQRT((2*[.E25]*(VOUT-VIN)*IOUT*[.B25]))" office:value-type="float" office:value="0.669118823528378" calcext:value-type="float">
            <text:p>0.669118823528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000" calcext:value-type="float">
            <text:p>270000</text:p>
          </table:table-cell>
          <table:table-cell table:style-name="ce14" table:formula="of:=((VIN)/(2*IOUT*[.B26]))*DutyCCM*(1-DutyCCM)" office:value-type="float" office:value="0.0000166704770614236" calcext:value-type="float">
            <text:p>16.67E-06</text:p>
          </table:table-cell>
          <table:table-cell table:style-name="ce14" table:formula="of:=[.C26]*[.$H$2]" office:value-type="float" office:value="0.00000833523853071178" calcext:value-type="float">
            <text:p>8.34E-06</text:p>
          </table:table-cell>
          <table:table-cell table:style-name="ce14" table:formula="of:=(10^INT(LOG10([.D26])))*CHOOSE(ROUND(MOD(LOG10([.D26]);1)*24;0)+1;1;1.1;1.2;1.3;1.5;1.6;1.8;2;2.2;2.4;2.7;3;3.3;3.6;3.9;4.3;4.7;5.1;5.6;6.2;6.8;7.5;8.2;9.1;10)" office:value-type="float" office:value="0.0000082" calcext:value-type="float">
            <text:p>8.20E-06</text:p>
          </table:table-cell>
          <table:table-cell table:formula="of:=(1/VIN)*SQRT((2*[.E26]*(VOUT-VIN)*IOUT*[.B26]))" office:value-type="float" office:value="0.681865089295529" calcext:value-type="float">
            <text:p>0.6818650892955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000" calcext:value-type="float">
            <text:p>280000</text:p>
          </table:table-cell>
          <table:table-cell table:style-name="ce14" table:formula="of:=((VIN)/(2*IOUT*[.B27]))*DutyCCM*(1-DutyCCM)" office:value-type="float" office:value="0.0000160751028806584" calcext:value-type="float">
            <text:p>16.08E-06</text:p>
          </table:table-cell>
          <table:table-cell table:style-name="ce14" table:formula="of:=[.C27]*[.$H$2]" office:value-type="float" office:value="0.00000803755144032922" calcext:value-type="float">
            <text:p>8.04E-06</text:p>
          </table:table-cell>
          <table:table-cell table:style-name="ce14" table:formula="of:=(10^INT(LOG10([.D27])))*CHOOSE(ROUND(MOD(LOG10([.D27]);1)*24;0)+1;1;1.1;1.2;1.3;1.5;1.6;1.8;2;2.2;2.4;2.7;3;3.3;3.6;3.9;4.3;4.7;5.1;5.6;6.2;6.8;7.5;8.2;9.1;10)" office:value-type="float" office:value="0.0000082" calcext:value-type="float">
            <text:p>8.20E-06</text:p>
          </table:table-cell>
          <table:table-cell table:formula="of:=(1/VIN)*SQRT((2*[.E27]*(VOUT-VIN)*IOUT*[.B27]))" office:value-type="float" office:value="0.694377418987686" calcext:value-type="float">
            <text:p>0.694377418987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0000" calcext:value-type="float">
            <text:p>290000</text:p>
          </table:table-cell>
          <table:table-cell table:style-name="ce14" table:formula="of:=((VIN)/(2*IOUT*[.B28]))*DutyCCM*(1-DutyCCM)" office:value-type="float" office:value="0.0000155207889882219" calcext:value-type="float">
            <text:p>15.52E-06</text:p>
          </table:table-cell>
          <table:table-cell table:style-name="ce14" table:formula="of:=[.C28]*[.$H$2]" office:value-type="float" office:value="0.00000776039449411097" calcext:value-type="float">
            <text:p>7.76E-06</text:p>
          </table:table-cell>
          <table:table-cell table:style-name="ce14" table:formula="of:=(10^INT(LOG10([.D28])))*CHOOSE(ROUND(MOD(LOG10([.D28]);1)*24;0)+1;1;1.1;1.2;1.3;1.5;1.6;1.8;2;2.2;2.4;2.7;3;3.3;3.6;3.9;4.3;4.7;5.1;5.6;6.2;6.8;7.5;8.2;9.1;10)" office:value-type="float" office:value="0.0000075" calcext:value-type="float">
            <text:p>7.50E-06</text:p>
          </table:table-cell>
          <table:table-cell table:formula="of:=(1/VIN)*SQRT((2*[.E28]*(VOUT-VIN)*IOUT*[.B28]))" office:value-type="float" office:value="0.675832819564129" calcext:value-type="float">
            <text:p>0.6758328195641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table:style-name="ce14" table:formula="of:=((VIN)/(2*IOUT*[.B29]))*DutyCCM*(1-DutyCCM)" office:value-type="float" office:value="0.0000150034293552812" calcext:value-type="float">
            <text:p>15.00E-06</text:p>
          </table:table-cell>
          <table:table-cell table:style-name="ce14" table:formula="of:=[.C29]*[.$H$2]" office:value-type="float" office:value="0.00000750171467764061" calcext:value-type="float">
            <text:p>7.50E-06</text:p>
          </table:table-cell>
          <table:table-cell table:style-name="ce14" table:formula="of:=(10^INT(LOG10([.D29])))*CHOOSE(ROUND(MOD(LOG10([.D29]);1)*24;0)+1;1;1.1;1.2;1.3;1.5;1.6;1.8;2;2.2;2.4;2.7;3;3.3;3.6;3.9;4.3;4.7;5.1;5.6;6.2;6.8;7.5;8.2;9.1;10)" office:value-type="float" office:value="0.0000075" calcext:value-type="float">
            <text:p>7.50E-06</text:p>
          </table:table-cell>
          <table:table-cell table:formula="of:=(1/VIN)*SQRT((2*[.E29]*(VOUT-VIN)*IOUT*[.B29]))" office:value-type="float" office:value="0.687386354243376" calcext:value-type="float">
            <text:p>0.687386354243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000" calcext:value-type="float">
            <text:p>310000</text:p>
          </table:table-cell>
          <table:table-cell table:style-name="ce14" table:formula="of:=((VIN)/(2*IOUT*[.B30]))*DutyCCM*(1-DutyCCM)" office:value-type="float" office:value="0.0000145194477631754" calcext:value-type="float">
            <text:p>14.52E-06</text:p>
          </table:table-cell>
          <table:table-cell table:style-name="ce14" table:formula="of:=[.C30]*[.$H$2]" office:value-type="float" office:value="0.00000725972388158768" calcext:value-type="float">
            <text:p>7.26E-06</text:p>
          </table:table-cell>
          <table:table-cell table:style-name="ce14" table:formula="of:=(10^INT(LOG10([.D30])))*CHOOSE(ROUND(MOD(LOG10([.D30]);1)*24;0)+1;1;1.1;1.2;1.3;1.5;1.6;1.8;2;2.2;2.4;2.7;3;3.3;3.6;3.9;4.3;4.7;5.1;5.6;6.2;6.8;7.5;8.2;9.1;10)" office:value-type="float" office:value="0.0000075" calcext:value-type="float">
            <text:p>7.50E-06</text:p>
          </table:table-cell>
          <table:table-cell table:formula="of:=(1/VIN)*SQRT((2*[.E30]*(VOUT-VIN)*IOUT*[.B30]))" office:value-type="float" office:value="0.698748881931127" calcext:value-type="float">
            <text:p>0.6987488819311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0" calcext:value-type="float">
            <text:p>320000</text:p>
          </table:table-cell>
          <table:table-cell table:style-name="ce14" table:formula="of:=((VIN)/(2*IOUT*[.B31]))*DutyCCM*(1-DutyCCM)" office:value-type="float" office:value="0.0000140657150205761" calcext:value-type="float">
            <text:p>14.07E-06</text:p>
          </table:table-cell>
          <table:table-cell table:style-name="ce14" table:formula="of:=[.C31]*[.$H$2]" office:value-type="float" office:value="0.00000703285751028807" calcext:value-type="float">
            <text:p>7.03E-06</text:p>
          </table:table-cell>
          <table:table-cell table:style-name="ce14" table:formula="of:=(10^INT(LOG10([.D31])))*CHOOSE(ROUND(MOD(LOG10([.D31]);1)*24;0)+1;1;1.1;1.2;1.3;1.5;1.6;1.8;2;2.2;2.4;2.7;3;3.3;3.6;3.9;4.3;4.7;5.1;5.6;6.2;6.8;7.5;8.2;9.1;10)" office:value-type="float" office:value="0.0000068" calcext:value-type="float">
            <text:p>6.80E-06</text:p>
          </table:table-cell>
          <table:table-cell table:formula="of:=(1/VIN)*SQRT((2*[.E31]*(VOUT-VIN)*IOUT*[.B31]))" office:value-type="float" office:value="0.675988165576883" calcext:value-type="float">
            <text:p>0.675988165576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000" calcext:value-type="float">
            <text:p>330000</text:p>
          </table:table-cell>
          <table:table-cell table:style-name="ce14" table:formula="of:=((VIN)/(2*IOUT*[.B32]))*DutyCCM*(1-DutyCCM)" office:value-type="float" office:value="0.0000136394812320738" calcext:value-type="float">
            <text:p>13.64E-06</text:p>
          </table:table-cell>
          <table:table-cell table:style-name="ce14" table:formula="of:=[.C32]*[.$H$2]" office:value-type="float" office:value="0.00000681974061603692" calcext:value-type="float">
            <text:p>6.82E-06</text:p>
          </table:table-cell>
          <table:table-cell table:style-name="ce14" table:formula="of:=(10^INT(LOG10([.D32])))*CHOOSE(ROUND(MOD(LOG10([.D32]);1)*24;0)+1;1;1.1;1.2;1.3;1.5;1.6;1.8;2;2.2;2.4;2.7;3;3.3;3.6;3.9;4.3;4.7;5.1;5.6;6.2;6.8;7.5;8.2;9.1;10)" office:value-type="float" office:value="0.0000068" calcext:value-type="float">
            <text:p>6.80E-06</text:p>
          </table:table-cell>
          <table:table-cell table:formula="of:=(1/VIN)*SQRT((2*[.E32]*(VOUT-VIN)*IOUT*[.B32]))" office:value-type="float" office:value="0.686469227278252" calcext:value-type="float">
            <text:p>0.686469227278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0000" calcext:value-type="float">
            <text:p>340000</text:p>
          </table:table-cell>
          <table:table-cell table:style-name="ce14" table:formula="of:=((VIN)/(2*IOUT*[.B33]))*DutyCCM*(1-DutyCCM)" office:value-type="float" office:value="0.0000132383200193658" calcext:value-type="float">
            <text:p>13.24E-06</text:p>
          </table:table-cell>
          <table:table-cell table:style-name="ce14" table:formula="of:=[.C33]*[.$H$2]" office:value-type="float" office:value="0.00000661916000968289" calcext:value-type="float">
            <text:p>6.62E-06</text:p>
          </table:table-cell>
          <table:table-cell table:style-name="ce14" table:formula="of:=(10^INT(LOG10([.D33])))*CHOOSE(ROUND(MOD(LOG10([.D33]);1)*24;0)+1;1;1.1;1.2;1.3;1.5;1.6;1.8;2;2.2;2.4;2.7;3;3.3;3.6;3.9;4.3;4.7;5.1;5.6;6.2;6.8;7.5;8.2;9.1;10)" office:value-type="float" office:value="0.0000068" calcext:value-type="float">
            <text:p>6.80E-06</text:p>
          </table:table-cell>
          <table:table-cell table:formula="of:=(1/VIN)*SQRT((2*[.E33]*(VOUT-VIN)*IOUT*[.B33]))" office:value-type="float" office:value="0.696792652085253" calcext:value-type="float">
            <text:p>0.6967926520852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000" calcext:value-type="float">
            <text:p>350000</text:p>
          </table:table-cell>
          <table:table-cell table:style-name="ce14" table:formula="of:=((VIN)/(2*IOUT*[.B34]))*DutyCCM*(1-DutyCCM)" office:value-type="float" office:value="0.0000128600823045268" calcext:value-type="float">
            <text:p>12.86E-06</text:p>
          </table:table-cell>
          <table:table-cell table:style-name="ce14" table:formula="of:=[.C34]*[.$H$2]" office:value-type="float" office:value="0.00000643004115226338" calcext:value-type="float">
            <text:p>6.43E-06</text:p>
          </table:table-cell>
          <table:table-cell table:style-name="ce14" table:formula="of:=(10^INT(LOG10([.D34])))*CHOOSE(ROUND(MOD(LOG10([.D34]);1)*24;0)+1;1;1.1;1.2;1.3;1.5;1.6;1.8;2;2.2;2.4;2.7;3;3.3;3.6;3.9;4.3;4.7;5.1;5.6;6.2;6.8;7.5;8.2;9.1;10)" office:value-type="float" office:value="0.0000062" calcext:value-type="float">
            <text:p>6.20E-06</text:p>
          </table:table-cell>
          <table:table-cell table:formula="of:=(1/VIN)*SQRT((2*[.E34]*(VOUT-VIN)*IOUT*[.B34]))" office:value-type="float" office:value="0.675055553269507" calcext:value-type="float">
            <text:p>0.675055553269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000" calcext:value-type="float">
            <text:p>360000</text:p>
          </table:table-cell>
          <table:table-cell table:style-name="ce14" table:formula="of:=((VIN)/(2*IOUT*[.B35]))*DutyCCM*(1-DutyCCM)" office:value-type="float" office:value="0.0000125028577960677" calcext:value-type="float">
            <text:p>12.50E-06</text:p>
          </table:table-cell>
          <table:table-cell table:style-name="ce14" table:formula="of:=[.C35]*[.$H$2]" office:value-type="float" office:value="0.00000625142889803384" calcext:value-type="float">
            <text:p>6.25E-06</text:p>
          </table:table-cell>
          <table:table-cell table:style-name="ce14" table:formula="of:=(10^INT(LOG10([.D35])))*CHOOSE(ROUND(MOD(LOG10([.D35]);1)*24;0)+1;1;1.1;1.2;1.3;1.5;1.6;1.8;2;2.2;2.4;2.7;3;3.3;3.6;3.9;4.3;4.7;5.1;5.6;6.2;6.8;7.5;8.2;9.1;10)" office:value-type="float" office:value="0.0000062" calcext:value-type="float">
            <text:p>6.20E-06</text:p>
          </table:table-cell>
          <table:table-cell table:formula="of:=(1/VIN)*SQRT((2*[.E35]*(VOUT-VIN)*IOUT*[.B35]))" office:value-type="float" office:value="0.684631287628604" calcext:value-type="float">
            <text:p>0.684631287628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0000" calcext:value-type="float">
            <text:p>370000</text:p>
          </table:table-cell>
          <table:table-cell table:style-name="ce14" table:formula="of:=((VIN)/(2*IOUT*[.B36]))*DutyCCM*(1-DutyCCM)" office:value-type="float" office:value="0.0000121649427204983" calcext:value-type="float">
            <text:p>12.16E-06</text:p>
          </table:table-cell>
          <table:table-cell table:style-name="ce14" table:formula="of:=[.C36]*[.$H$2]" office:value-type="float" office:value="0.00000608247136024914" calcext:value-type="float">
            <text:p>6.08E-06</text:p>
          </table:table-cell>
          <table:table-cell table:style-name="ce14" table:formula="of:=(10^INT(LOG10([.D36])))*CHOOSE(ROUND(MOD(LOG10([.D36]);1)*24;0)+1;1;1.1;1.2;1.3;1.5;1.6;1.8;2;2.2;2.4;2.7;3;3.3;3.6;3.9;4.3;4.7;5.1;5.6;6.2;6.8;7.5;8.2;9.1;10)" office:value-type="float" office:value="0.0000062" calcext:value-type="float">
            <text:p>6.20E-06</text:p>
          </table:table-cell>
          <table:table-cell table:formula="of:=(1/VIN)*SQRT((2*[.E36]*(VOUT-VIN)*IOUT*[.B36]))" office:value-type="float" office:value="0.694074923909516" calcext:value-type="float">
            <text:p>0.694074923909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0000" calcext:value-type="float">
            <text:p>380000</text:p>
          </table:table-cell>
          <table:table-cell table:style-name="ce14" table:formula="of:=((VIN)/(2*IOUT*[.B37]))*DutyCCM*(1-DutyCCM)" office:value-type="float" office:value="0.0000118448126489062" calcext:value-type="float">
            <text:p>11.84E-06</text:p>
          </table:table-cell>
          <table:table-cell table:style-name="ce14" table:formula="of:=[.C37]*[.$H$2]" office:value-type="float" office:value="0.00000592240632445311" calcext:value-type="float">
            <text:p>5.92E-06</text:p>
          </table:table-cell>
          <table:table-cell table:style-name="ce14" table:formula="of:=(10^INT(LOG10([.D37])))*CHOOSE(ROUND(MOD(LOG10([.D37]);1)*24;0)+1;1;1.1;1.2;1.3;1.5;1.6;1.8;2;2.2;2.4;2.7;3;3.3;3.6;3.9;4.3;4.7;5.1;5.6;6.2;6.8;7.5;8.2;9.1;10)" office:value-type="float" office:value="0.0000062" calcext:value-type="float">
            <text:p>6.20E-06</text:p>
          </table:table-cell>
          <table:table-cell table:formula="of:=(1/VIN)*SQRT((2*[.E37]*(VOUT-VIN)*IOUT*[.B37]))" office:value-type="float" office:value="0.703391782721408" calcext:value-type="float">
            <text:p>0.703391782721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000" calcext:value-type="float">
            <text:p>390000</text:p>
          </table:table-cell>
          <table:table-cell table:style-name="ce14" table:formula="of:=((VIN)/(2*IOUT*[.B38]))*DutyCCM*(1-DutyCCM)" office:value-type="float" office:value="0.0000115410995040625" calcext:value-type="float">
            <text:p>11.54E-06</text:p>
          </table:table-cell>
          <table:table-cell table:style-name="ce14" table:formula="of:=[.C38]*[.$H$2]" office:value-type="float" office:value="0.00000577054975203124" calcext:value-type="float">
            <text:p>5.77E-06</text:p>
          </table:table-cell>
          <table:table-cell table:style-name="ce14" table:formula="of:=(10^INT(LOG10([.D38])))*CHOOSE(ROUND(MOD(LOG10([.D38]);1)*24;0)+1;1;1.1;1.2;1.3;1.5;1.6;1.8;2;2.2;2.4;2.7;3;3.3;3.6;3.9;4.3;4.7;5.1;5.6;6.2;6.8;7.5;8.2;9.1;10)" office:value-type="float" office:value="0.0000056" calcext:value-type="float">
            <text:p>5.60E-06</text:p>
          </table:table-cell>
          <table:table-cell table:formula="of:=(1/VIN)*SQRT((2*[.E38]*(VOUT-VIN)*IOUT*[.B38]))" office:value-type="float" office:value="0.677229650857078" calcext:value-type="float">
            <text:p>0.677229650857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table:style-name="ce14" table:formula="of:=((VIN)/(2*IOUT*[.B39]))*DutyCCM*(1-DutyCCM)" office:value-type="float" office:value="0.0000112525720164609" calcext:value-type="float">
            <text:p>11.25E-06</text:p>
          </table:table-cell>
          <table:table-cell table:style-name="ce14" table:formula="of:=[.C39]*[.$H$2]" office:value-type="float" office:value="0.00000562628600823046" calcext:value-type="float">
            <text:p>5.63E-06</text:p>
          </table:table-cell>
          <table:table-cell table:style-name="ce14" table:formula="of:=(10^INT(LOG10([.D39])))*CHOOSE(ROUND(MOD(LOG10([.D39]);1)*24;0)+1;1;1.1;1.2;1.3;1.5;1.6;1.8;2;2.2;2.4;2.7;3;3.3;3.6;3.9;4.3;4.7;5.1;5.6;6.2;6.8;7.5;8.2;9.1;10)" office:value-type="float" office:value="0.0000056" calcext:value-type="float">
            <text:p>5.60E-06</text:p>
          </table:table-cell>
          <table:table-cell table:formula="of:=(1/VIN)*SQRT((2*[.E39]*(VOUT-VIN)*IOUT*[.B39]))" office:value-type="float" office:value="0.68585712797929" calcext:value-type="float">
            <text:p>0.685857127979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0000" calcext:value-type="float">
            <text:p>410000</text:p>
          </table:table-cell>
          <table:table-cell table:style-name="ce14" table:formula="of:=((VIN)/(2*IOUT*[.B40]))*DutyCCM*(1-DutyCCM)" office:value-type="float" office:value="0.0000109781190404497" calcext:value-type="float">
            <text:p>10.98E-06</text:p>
          </table:table-cell>
          <table:table-cell table:style-name="ce14" table:formula="of:=[.C40]*[.$H$2]" office:value-type="float" office:value="0.00000548905952022484" calcext:value-type="float">
            <text:p>5.49E-06</text:p>
          </table:table-cell>
          <table:table-cell table:style-name="ce14" table:formula="of:=(10^INT(LOG10([.D40])))*CHOOSE(ROUND(MOD(LOG10([.D40]);1)*24;0)+1;1;1.1;1.2;1.3;1.5;1.6;1.8;2;2.2;2.4;2.7;3;3.3;3.6;3.9;4.3;4.7;5.1;5.6;6.2;6.8;7.5;8.2;9.1;10)" office:value-type="float" office:value="0.0000056" calcext:value-type="float">
            <text:p>5.60E-06</text:p>
          </table:table-cell>
          <table:table-cell table:formula="of:=(1/VIN)*SQRT((2*[.E40]*(VOUT-VIN)*IOUT*[.B40]))" office:value-type="float" office:value="0.694377418987686" calcext:value-type="float">
            <text:p>0.694377418987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000" calcext:value-type="float">
            <text:p>420000</text:p>
          </table:table-cell>
          <table:table-cell table:style-name="ce14" table:formula="of:=((VIN)/(2*IOUT*[.B41]))*DutyCCM*(1-DutyCCM)" office:value-type="float" office:value="0.0000107167352537723" calcext:value-type="float">
            <text:p>10.72E-06</text:p>
          </table:table-cell>
          <table:table-cell table:style-name="ce14" table:formula="of:=[.C41]*[.$H$2]" office:value-type="float" office:value="0.00000535836762688615" calcext:value-type="float">
            <text:p>5.36E-06</text:p>
          </table:table-cell>
          <table:table-cell table:style-name="ce14" table:formula="of:=(10^INT(LOG10([.D41])))*CHOOSE(ROUND(MOD(LOG10([.D41]);1)*24;0)+1;1;1.1;1.2;1.3;1.5;1.6;1.8;2;2.2;2.4;2.7;3;3.3;3.6;3.9;4.3;4.7;5.1;5.6;6.2;6.8;7.5;8.2;9.1;10)" office:value-type="float" office:value="0.0000051" calcext:value-type="float">
            <text:p>5.10E-06</text:p>
          </table:table-cell>
          <table:table-cell table:formula="of:=(1/VIN)*SQRT((2*[.E41]*(VOUT-VIN)*IOUT*[.B41]))" office:value-type="float" office:value="0.670686215752195" calcext:value-type="float">
            <text:p>0.6706862157521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000" calcext:value-type="float">
            <text:p>430000</text:p>
          </table:table-cell>
          <table:table-cell table:style-name="ce14" table:formula="of:=((VIN)/(2*IOUT*[.B42]))*DutyCCM*(1-DutyCCM)" office:value-type="float" office:value="0.0000104675088525218" calcext:value-type="float">
            <text:p>10.47E-06</text:p>
          </table:table-cell>
          <table:table-cell table:style-name="ce14" table:formula="of:=[.C42]*[.$H$2]" office:value-type="float" office:value="0.00000523375442626089" calcext:value-type="float">
            <text:p>5.23E-06</text:p>
          </table:table-cell>
          <table:table-cell table:style-name="ce14" table:formula="of:=(10^INT(LOG10([.D42])))*CHOOSE(ROUND(MOD(LOG10([.D42]);1)*24;0)+1;1;1.1;1.2;1.3;1.5;1.6;1.8;2;2.2;2.4;2.7;3;3.3;3.6;3.9;4.3;4.7;5.1;5.6;6.2;6.8;7.5;8.2;9.1;10)" office:value-type="float" office:value="0.0000051" calcext:value-type="float">
            <text:p>5.10E-06</text:p>
          </table:table-cell>
          <table:table-cell table:formula="of:=(1/VIN)*SQRT((2*[.E42]*(VOUT-VIN)*IOUT*[.B42]))" office:value-type="float" office:value="0.678623607016437" calcext:value-type="float">
            <text:p>0.6786236070164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000" calcext:value-type="float">
            <text:p>440000</text:p>
          </table:table-cell>
          <table:table-cell table:style-name="ce14" table:formula="of:=((VIN)/(2*IOUT*[.B43]))*DutyCCM*(1-DutyCCM)" office:value-type="float" office:value="0.0000102296109240554" calcext:value-type="float">
            <text:p>10.23E-06</text:p>
          </table:table-cell>
          <table:table-cell table:style-name="ce14" table:formula="of:=[.C43]*[.$H$2]" office:value-type="float" office:value="0.00000511480546202769" calcext:value-type="float">
            <text:p>5.11E-06</text:p>
          </table:table-cell>
          <table:table-cell table:style-name="ce14" table:formula="of:=(10^INT(LOG10([.D43])))*CHOOSE(ROUND(MOD(LOG10([.D43]);1)*24;0)+1;1;1.1;1.2;1.3;1.5;1.6;1.8;2;2.2;2.4;2.7;3;3.3;3.6;3.9;4.3;4.7;5.1;5.6;6.2;6.8;7.5;8.2;9.1;10)" office:value-type="float" office:value="0.0000051" calcext:value-type="float">
            <text:p>5.10E-06</text:p>
          </table:table-cell>
          <table:table-cell table:formula="of:=(1/VIN)*SQRT((2*[.E43]*(VOUT-VIN)*IOUT*[.B43]))" office:value-type="float" office:value="0.686469227278252" calcext:value-type="float">
            <text:p>0.686469227278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table:style-name="ce14" table:formula="of:=((VIN)/(2*IOUT*[.B44]))*DutyCCM*(1-DutyCCM)" office:value-type="float" office:value="0.0000100022862368541" calcext:value-type="float">
            <text:p>10.00E-06</text:p>
          </table:table-cell>
          <table:table-cell table:style-name="ce14" table:formula="of:=[.C44]*[.$H$2]" office:value-type="float" office:value="0.00000500114311842707" calcext:value-type="float">
            <text:p>5.00E-06</text:p>
          </table:table-cell>
          <table:table-cell table:style-name="ce14" table:formula="of:=(10^INT(LOG10([.D44])))*CHOOSE(ROUND(MOD(LOG10([.D44]);1)*24;0)+1;1;1.1;1.2;1.3;1.5;1.6;1.8;2;2.2;2.4;2.7;3;3.3;3.6;3.9;4.3;4.7;5.1;5.6;6.2;6.8;7.5;8.2;9.1;10)" office:value-type="float" office:value="0.0000051" calcext:value-type="float">
            <text:p>5.10E-06</text:p>
          </table:table-cell>
          <table:table-cell table:formula="of:=(1/VIN)*SQRT((2*[.E44]*(VOUT-VIN)*IOUT*[.B44]))" office:value-type="float" office:value="0.694226187924368" calcext:value-type="float">
            <text:p>0.694226187924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000" calcext:value-type="float">
            <text:p>460000</text:p>
          </table:table-cell>
          <table:table-cell table:style-name="ce14" table:formula="of:=((VIN)/(2*IOUT*[.B45]))*DutyCCM*(1-DutyCCM)" office:value-type="float" office:value="0.00000978484523170514" calcext:value-type="float">
            <text:p>9.78E-06</text:p>
          </table:table-cell>
          <table:table-cell table:style-name="ce14" table:formula="of:=[.C45]*[.$H$2]" office:value-type="float" office:value="0.00000489242261585257" calcext:value-type="float">
            <text:p>4.89E-06</text:p>
          </table:table-cell>
          <table:table-cell table:style-name="ce14" table:formula="of:=(10^INT(LOG10([.D45])))*CHOOSE(ROUND(MOD(LOG10([.D45]);1)*24;0)+1;1;1.1;1.2;1.3;1.5;1.6;1.8;2;2.2;2.4;2.7;3;3.3;3.6;3.9;4.3;4.7;5.1;5.6;6.2;6.8;7.5;8.2;9.1;10)" office:value-type="float" office:value="0.0000051" calcext:value-type="float">
            <text:p>5.10E-06</text:p>
          </table:table-cell>
          <table:table-cell table:formula="of:=(1/VIN)*SQRT((2*[.E45]*(VOUT-VIN)*IOUT*[.B45]))" office:value-type="float" office:value="0.701897428403894" calcext:value-type="float">
            <text:p>0.7018974284038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000" calcext:value-type="float">
            <text:p>470000</text:p>
          </table:table-cell>
          <table:table-cell table:style-name="ce14" table:formula="of:=((VIN)/(2*IOUT*[.B46]))*DutyCCM*(1-DutyCCM)" office:value-type="float" office:value="0.00000957665703528588" calcext:value-type="float">
            <text:p>9.58E-06</text:p>
          </table:table-cell>
          <table:table-cell table:style-name="ce14" table:formula="of:=[.C46]*[.$H$2]" office:value-type="float" office:value="0.00000478832851764294" calcext:value-type="float">
            <text:p>4.79E-06</text:p>
          </table:table-cell>
          <table:table-cell table:style-name="ce14" table:formula="of:=(10^INT(LOG10([.D46])))*CHOOSE(ROUND(MOD(LOG10([.D46]);1)*24;0)+1;1;1.1;1.2;1.3;1.5;1.6;1.8;2;2.2;2.4;2.7;3;3.3;3.6;3.9;4.3;4.7;5.1;5.6;6.2;6.8;7.5;8.2;9.1;10)" office:value-type="float" office:value="0.0000047" calcext:value-type="float">
            <text:p>4.70E-06</text:p>
          </table:table-cell>
          <table:table-cell table:formula="of:=(1/VIN)*SQRT((2*[.E46]*(VOUT-VIN)*IOUT*[.B46]))" office:value-type="float" office:value="0.681094707070904" calcext:value-type="float">
            <text:p>0.6810947070709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000" calcext:value-type="float">
            <text:p>480000</text:p>
          </table:table-cell>
          <table:table-cell table:style-name="ce14" table:formula="of:=((VIN)/(2*IOUT*[.B47]))*DutyCCM*(1-DutyCCM)" office:value-type="float" office:value="0.00000937714334705076" calcext:value-type="float">
            <text:p>9.38E-06</text:p>
          </table:table-cell>
          <table:table-cell table:style-name="ce14" table:formula="of:=[.C47]*[.$H$2]" office:value-type="float" office:value="0.00000468857167352538" calcext:value-type="float">
            <text:p>4.69E-06</text:p>
          </table:table-cell>
          <table:table-cell table:style-name="ce14" table:formula="of:=(10^INT(LOG10([.D47])))*CHOOSE(ROUND(MOD(LOG10([.D47]);1)*24;0)+1;1;1.1;1.2;1.3;1.5;1.6;1.8;2;2.2;2.4;2.7;3;3.3;3.6;3.9;4.3;4.7;5.1;5.6;6.2;6.8;7.5;8.2;9.1;10)" office:value-type="float" office:value="0.0000047" calcext:value-type="float">
            <text:p>4.70E-06</text:p>
          </table:table-cell>
          <table:table-cell table:formula="of:=(1/VIN)*SQRT((2*[.E47]*(VOUT-VIN)*IOUT*[.B47]))" office:value-type="float" office:value="0.688302259185599" calcext:value-type="float">
            <text:p>0.688302259185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0000" calcext:value-type="float">
            <text:p>490000</text:p>
          </table:table-cell>
          <table:table-cell table:style-name="ce14" table:formula="of:=((VIN)/(2*IOUT*[.B48]))*DutyCCM*(1-DutyCCM)" office:value-type="float" office:value="0.00000918577307466197" calcext:value-type="float">
            <text:p>9.19E-06</text:p>
          </table:table-cell>
          <table:table-cell table:style-name="ce14" table:formula="of:=[.C48]*[.$H$2]" office:value-type="float" office:value="0.00000459288653733098" calcext:value-type="float">
            <text:p>4.59E-06</text:p>
          </table:table-cell>
          <table:table-cell table:style-name="ce14" table:formula="of:=(10^INT(LOG10([.D48])))*CHOOSE(ROUND(MOD(LOG10([.D48]);1)*24;0)+1;1;1.1;1.2;1.3;1.5;1.6;1.8;2;2.2;2.4;2.7;3;3.3;3.6;3.9;4.3;4.7;5.1;5.6;6.2;6.8;7.5;8.2;9.1;10)" office:value-type="float" office:value="0.0000047" calcext:value-type="float">
            <text:p>4.70E-06</text:p>
          </table:table-cell>
          <table:table-cell table:formula="of:=(1/VIN)*SQRT((2*[.E48]*(VOUT-VIN)*IOUT*[.B48]))" office:value-type="float" office:value="0.695435115593108" calcext:value-type="float">
            <text:p>0.695435115593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style-name="ce14" table:formula="of:=((VIN)/(2*IOUT*[.B49]))*DutyCCM*(1-DutyCCM)" office:value-type="float" office:value="0.00000900205761316873" calcext:value-type="float">
            <text:p>9.00E-06</text:p>
          </table:table-cell>
          <table:table-cell table:style-name="ce14" table:formula="of:=[.C49]*[.$H$2]" office:value-type="float" office:value="0.00000450102880658436" calcext:value-type="float">
            <text:p>4.50E-06</text:p>
          </table:table-cell>
          <table:table-cell table:style-name="ce14" table:formula="of:=(10^INT(LOG10([.D49])))*CHOOSE(ROUND(MOD(LOG10([.D49]);1)*24;0)+1;1;1.1;1.2;1.3;1.5;1.6;1.8;2;2.2;2.4;2.7;3;3.3;3.6;3.9;4.3;4.7;5.1;5.6;6.2;6.8;7.5;8.2;9.1;10)" office:value-type="float" office:value="0.0000047" calcext:value-type="float">
            <text:p>4.70E-06</text:p>
          </table:table-cell>
          <table:table-cell table:formula="of:=(1/VIN)*SQRT((2*[.E49]*(VOUT-VIN)*IOUT*[.B49]))" office:value-type="float" office:value="0.702495551587339" calcext:value-type="float">
            <text:p>0.702495551587339</text:p>
          </table:table-cell>
          <table:table-cell table:number-columns-repeated="2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DutyCCM" table:base-cell-address="$Boost.$B$13" table:cell-range-address="$Boost.$B$14"/>
        <table:named-range table:name="IOUT" table:base-cell-address="$Boost.$B$10" table:cell-range-address="$Boost.$B$11"/>
        <table:named-range table:name="VIN" table:base-cell-address="$Boost.$B$3" table:cell-range-address="$Boost.$B$3"/>
        <table:named-range table:name="VOUT" table:base-cell-address="$Boost.$B$5" table:cell-range-address="$Boost.$B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1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2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5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6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0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5:20:31.140644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creation-date>2019-10-02T19:45:44Z</meta:creation-date>
    <dc:date>2020-11-13T17:13:04.088673201</dc:date>
    <meta:editing-cycles>12</meta:editing-cycles>
    <meta:editing-duration>PT1H15M22S</meta:editing-duration>
    <meta:document-statistic meta:table-count="2" meta:cell-count="27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24cm" svg:height="17.575cm" xlink:href=".." xlink:type="simple" chart:class="chart:line" chart:style-name="ch1">
        <chart:legend chart:legend-position="end" svg:x="26.695cm" svg:y="8.488cm" style:legend-expansion="high" chart:style-name="ch2"/>
        <chart:plot-area chart:style-name="ch3" table:cell-range-address="'Inductance Vs. Fsw'.B3:'Inductance Vs. Fsw'.C49" chart:data-source-has-labels="both" svg:x="0.624cm" svg:y="0.351cm" svg:width="25.447cm" svg:height="16.873cm">
          <chart:coordinate-region svg:x="2.621cm" svg:y="0.351cm" svg:width="23.45cm" svg:height="15.358cm"/>
          <chart:axis chart:dimension="x" chart:name="primary-x" chart:style-name="ch4" chartooo:axis-type="text">
            <chart:categories table:cell-range-address="'Inductance Vs. Fsw'.B4:'Inductance Vs. Fsw'.B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ductance Vs. Fsw'.C4:'Inductance Vs. Fsw'.C49" chart:label-cell-address="'Inductance Vs. Fsw'.C3:'Inductance Vs. Fsw'.C3" chart:class="chart:line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 Inductance</text:p>
                <draw:g>
                  <svg:desc>'Inductance Vs. Fsw'.C3:'Inductance Vs. Fsw'.C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Inductance Vs. Fsw'.B4:'Inductance Vs. Fsw'.B49</svg:desc>
                </draw:g>
              </table:table-cell>
              <table:table-cell office:value-type="float" office:value="0.0000900205761316873">
                <text:p>0.0000900205761316873</text:p>
                <draw:g>
                  <svg:desc>'Inductance Vs. Fsw'.C4:'Inductance Vs. Fsw'.C49</svg:desc>
                </draw:g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0750171467764061">
                <text:p>0.000075017146776406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0643004115226338">
                <text:p>0.000064300411522633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0562628600823045">
                <text:p>0.000056262860082304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0500114311842707">
                <text:p>0.000050011431184270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450102880658436">
                <text:p>0.0000450102880658436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000409184436962215">
                <text:p>0.0000409184436962215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00037508573388203">
                <text:p>0.000037508573388203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000346232985121874">
                <text:p>0.000034623298512187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000321502057613169">
                <text:p>0.000032150205761316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00300068587105624">
                <text:p>0.0000300068587105624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0000281314300411523">
                <text:p>0.0000281314300411523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0000264766400387315">
                <text:p>0.0000264766400387315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0000250057155921354">
                <text:p>0.0000250057155921354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0000236896252978124">
                <text:p>0.000023689625297812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00225051440329218">
                <text:p>0.0000225051440329218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0.0000214334705075446">
                <text:p>0.0000214334705075446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0000204592218481107">
                <text:p>0.0000204592218481107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0.0000195696904634103">
                <text:p>0.0000195696904634103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0000187542866941015">
                <text:p>0.000018754286694101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000180041152263375">
                <text:p>0.0000180041152263375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0000173116492560937">
                <text:p>0.000017311649256093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0.0000166704770614236">
                <text:p>0.0000166704770614236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0000160751028806584">
                <text:p>0.0000160751028806584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0.0000155207889882219">
                <text:p>0.000015520788988221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00150034293552812">
                <text:p>0.0000150034293552812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0.0000145194477631754">
                <text:p>0.0000145194477631754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0.0000140657150205761">
                <text:p>0.0000140657150205761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0.0000136394812320738">
                <text:p>0.0000136394812320738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0.0000132383200193658">
                <text:p>0.0000132383200193658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0000128600823045268">
                <text:p>0.0000128600823045268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0.0000125028577960677">
                <text:p>0.0000125028577960677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0.0000121649427204983">
                <text:p>0.0000121649427204983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0.0000118448126489062">
                <text:p>0.0000118448126489062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0.0000115410995040625">
                <text:p>0.000011541099504062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00112525720164609">
                <text:p>0.0000112525720164609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0.0000109781190404497">
                <text:p>0.0000109781190404497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0.0000107167352537723">
                <text:p>0.0000107167352537723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0.0000104675088525218">
                <text:p>0.0000104675088525218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0.0000102296109240554">
                <text:p>0.0000102296109240554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0000100022862368541">
                <text:p>0.0000100022862368541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0.00000978484523170514">
                <text:p>0.00000978484523170514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0.00000957665703528588">
                <text:p>0.00000957665703528588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0.00000937714334705076">
                <text:p>0.00000937714334705076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0.00000918577307466197">
                <text:p>0.0000091857730746619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0900205761316873">
                <text:p>0.00000900205761316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